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2.635cm" table:align="left"/>
    </style:style>
    <style:style style:name="Tabelle1.A" style:family="table-column">
      <style:table-column-properties style:column-width="2.752cm"/>
    </style:style>
    <style:style style:name="Tabelle1.B" style:family="table-column">
      <style:table-column-properties style:column-width="2.166cm"/>
    </style:style>
    <style:style style:name="Tabelle1.C" style:family="table-column">
      <style:table-column-properties style:column-width="2.506cm"/>
    </style:style>
    <style:style style:name="Tabelle1.D" style:family="table-column">
      <style:table-column-properties style:column-width="2.083cm"/>
    </style:style>
    <style:style style:name="Tabelle1.E" style:family="table-column">
      <style:table-column-properties style:column-width="3.127cm"/>
    </style:style>
    <style:style style:name="Tabelle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1">
      <style:paragraph-properties fo:margin-top="0cm" fo:margin-bottom="0cm"/>
    </style:style>
    <style:style style:name="P7" style:family="paragraph" style:parent-style-name="Text_20_body" style:list-style-name="L2">
      <style:paragraph-properties fo:margin-top="0cm" fo:margin-bottom="0cm"/>
    </style:style>
    <style:style style:name="P8" style:family="paragraph" style:parent-style-name="Text_20_body" style:list-style-name="L3">
      <style:paragraph-properties fo:margin-top="0cm" fo:margin-bottom="0cm"/>
    </style:style>
    <style:style style:name="P9" style:family="paragraph" style:parent-style-name="Text_20_body" style:list-style-name="L5">
      <style:paragraph-properties fo:margin-top="0cm" fo:margin-bottom="0cm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Strong_20_Emphasis">1. Basic Identity</text:span></text:h>
      <text:p text:style-name="Text_20_body"><text:span text:style-name="Strong_20_Emphasis">Name:</text:span> Blackwater Brynnor<text:line-break/><text:span text:style-name="Strong_20_Emphasis">Also known as:</text:span> Brynnor, Ironback</text:p>
      <text:p text:style-name="Text_20_body"><text:span text:style-name="Strong_20_Emphasis">In other languages:</text:span><text:line-break/>es: Brynnor de Aguas Negras<text:line-break/>fr: Brynnor des eaux noires<text:line-break/>it: Brynnor delle acque nere<text:line-break/>de: Schwarzwasser-Brynnor / Hartschuppen-Reißzahnkrokodil</text:p>
      <text:p text:style-name="Text_20_body"><text:span text:style-name="Strong_20_Emphasis">Scientific Name:</text:span> <text:span text:style-name="Emphasis">Ferrucrocodylus borealis borealis</text:span></text:p>
      <text:p text:style-name="Text_20_body"><text:span text:style-name="Strong_20_Emphasis">Etymology:</text:span><text:line-break/>Brynnor ← Old Norse <text:span text:style-name="Emphasis">Brynormr</text:span> (“armored serpent”)<text:line-break/>Ferrum (Latin: “iron”) → refers to its rigid, plate-like armor<text:line-break/>Borealis (Latin: “northern”) → refers to its cold-temperate distribution</text:p>
      <text:p text:style-name="Text_20_body"><text:span text:style-name="Strong_20_Emphasis">Kingdom:</text:span> Animalia<text:line-break/><text:span text:style-name="Strong_20_Emphasis">Phylum:</text:span> Chordata<text:line-break/><text:span text:style-name="Strong_20_Emphasis">Class:</text:span> Reptilia<text:line-break/><text:span text:style-name="Strong_20_Emphasis">Order:</text:span> Crocodylia<text:line-break/><text:span text:style-name="Strong_20_Emphasis">Family:</text:span> Crocodylidae<text:line-break/><text:span text:style-name="Strong_20_Emphasis">Genus:</text:span> Ferrucrocodylus</text:p>
      <text:p text:style-name="Text_20_body"><text:span text:style-name="Strong_20_Emphasis">Type:</text:span> Carnivore<text:line-break/><text:span text:style-name="Strong_20_Emphasis">Role:</text:span> Apex ambush predator / territorial enforcer / semi-terrestrial apex</text:p>
      <text:p text:style-name="Horizontal_20_Line"/>
      <text:h text:style-name="Heading_20_2" text:outline-level="2"><text:span text:style-name="Strong_20_Emphasis">2. Size &amp; Build</text:span></text:h>
      <text:p text:style-name="Text_20_body"><text:span text:style-name="Strong_20_Emphasis">Height / Shoulder Height:</text:span><text:line-break/>~0.8–1.0 m (female: ~0.75–0.95 m)</text:p>
      <text:p text:style-name="Text_20_body"><text:span text:style-name="Strong_20_Emphasis">Length (total):</text:span><text:line-break/>~4.5–5.5 m (female: ~4.3–5.2 m)</text:p>
      <text:p text:style-name="Text_20_body"><text:span text:style-name="Strong_20_Emphasis">Weight:</text:span><text:line-break/>~900–1,400 kg (female: ~800–1,250 kg)</text:p>
      <text:p text:style-name="Text_20_body"><text:span text:style-name="Strong_20_Emphasis">Body Type:</text:span><text:line-break/>Crocodilian-derived, streamlined and dense<text:line-break/>More compact and flexible than other subspecies<text:line-break/>Narrower torso with strong but less bulky musculature<text:line-break/>Reinforced limbs optimized for controlled bursts</text:p>
      <text:p text:style-name="Text_20_body"><text:span text:style-name="Strong_20_Emphasis">Posture / Locomotion Type:</text:span><text:line-break/>Quadrupedal<text:line-break/>Frequent high-walk posture<text:line-break/>More fluid and adaptive stance<text:line-break/>Capable of fast repositioning in complex terrain</text:p>
      <text:p text:style-name="Horizontal_20_Line"/>
      <text:h text:style-name="Heading_20_2" text:outline-level="2"><text:soft-page-break/><text:span text:style-name="Strong_20_Emphasis">3. Growth, Reproduction &amp; Life Cycle</text:span>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header-rows>
          <table:table-row>
            <table:table-cell table:style-name="Tabelle1.A1" office:value-type="string">
              <text:p text:style-name="Table_20_Heading">Stage</text:p>
            </table:table-cell>
            <table:table-cell table:style-name="Tabelle1.A1" office:value-type="string">
              <text:p text:style-name="Table_20_Heading">Age Range</text:p>
            </table:table-cell>
            <table:table-cell table:style-name="Tabelle1.A1" office:value-type="string">
              <text:p text:style-name="Table_20_Heading">Height</text:p>
            </table:table-cell>
            <table:table-cell table:style-name="Tabelle1.A1" office:value-type="string">
              <text:p text:style-name="Table_20_Heading">Length</text:p>
            </table:table-cell>
            <table:table-cell table:style-name="Tabelle1.A1" office:value-type="string">
              <text:p text:style-name="Table_20_Heading">Weight</text:p>
            </table:table-cell>
          </table:table-row>
        </table:table-header-rows>
        <table:table-row>
          <table:table-cell table:style-name="Tabelle1.A1" office:value-type="string">
            <text:p text:style-name="Table_20_Contents">Early Stage</text:p>
          </table:table-cell>
          <table:table-cell table:style-name="Tabelle1.A1" office:value-type="string">
            <text:p text:style-name="Table_20_Contents">0–2 y</text:p>
          </table:table-cell>
          <table:table-cell table:style-name="Tabelle1.A1" office:value-type="string">
            <text:p text:style-name="Table_20_Contents">~0.25–0.35 m</text:p>
          </table:table-cell>
          <table:table-cell table:style-name="Tabelle1.A1" office:value-type="string">
            <text:p text:style-name="Table_20_Contents">~0.7–0.9 m</text:p>
          </table:table-cell>
          <table:table-cell table:style-name="Tabelle1.A1" office:value-type="string">
            <text:p text:style-name="Table_20_Contents">~4–10 kg</text:p>
          </table:table-cell>
        </table:table-row>
        <table:table-row>
          <table:table-cell table:style-name="Tabelle1.A1" office:value-type="string">
            <text:p text:style-name="Table_20_Contents">Juvenile</text:p>
          </table:table-cell>
          <table:table-cell table:style-name="Tabelle1.A1" office:value-type="string">
            <text:p text:style-name="Table_20_Contents">2–6 y</text:p>
          </table:table-cell>
          <table:table-cell table:style-name="Tabelle1.A1" office:value-type="string">
            <text:p text:style-name="Table_20_Contents">~0.4–0.7 m</text:p>
          </table:table-cell>
          <table:table-cell table:style-name="Tabelle1.A1" office:value-type="string">
            <text:p text:style-name="Table_20_Contents">~1.3–2.2 m</text:p>
          </table:table-cell>
          <table:table-cell table:style-name="Tabelle1.A1" office:value-type="string">
            <text:p text:style-name="Table_20_Contents">~20–75 kg</text:p>
          </table:table-cell>
        </table:table-row>
        <table:table-row>
          <table:table-cell table:style-name="Tabelle1.A1" office:value-type="string">
            <text:p text:style-name="Table_20_Contents">Subadult</text:p>
          </table:table-cell>
          <table:table-cell table:style-name="Tabelle1.A1" office:value-type="string">
            <text:p text:style-name="Table_20_Contents">6–12 y</text:p>
          </table:table-cell>
          <table:table-cell table:style-name="Tabelle1.A1" office:value-type="string">
            <text:p text:style-name="Table_20_Contents">~0.8–1.0 m</text:p>
          </table:table-cell>
          <table:table-cell table:style-name="Tabelle1.A1" office:value-type="string">
            <text:p text:style-name="Table_20_Contents">~2.8–3.8 m</text:p>
          </table:table-cell>
          <table:table-cell table:style-name="Tabelle1.A1" office:value-type="string">
            <text:p text:style-name="Table_20_Contents">~120–400 kg</text:p>
          </table:table-cell>
        </table:table-row>
        <table:table-row>
          <table:table-cell table:style-name="Tabelle1.A1" office:value-type="string">
            <text:p text:style-name="Table_20_Contents">Adult</text:p>
          </table:table-cell>
          <table:table-cell table:style-name="Tabelle1.A1" office:value-type="string">
            <text:p text:style-name="Table_20_Contents">12–20 y</text:p>
          </table:table-cell>
          <table:table-cell table:style-name="Tabelle1.A1" office:value-type="string">
            <text:p text:style-name="Table_20_Contents">~0.9–1.1 m</text:p>
          </table:table-cell>
          <table:table-cell table:style-name="Tabelle1.A1" office:value-type="string">
            <text:p text:style-name="Table_20_Contents">~4.2–5.0 m</text:p>
          </table:table-cell>
          <table:table-cell table:style-name="Tabelle1.A1" office:value-type="string">
            <text:p text:style-name="Table_20_Contents">~600–1,100 kg</text:p>
          </table:table-cell>
        </table:table-row>
        <table:table-row>
          <table:table-cell table:style-name="Tabelle1.A1" office:value-type="string">
            <text:p text:style-name="Table_20_Contents">Mature / Prime</text:p>
          </table:table-cell>
          <table:table-cell table:style-name="Tabelle1.A1" office:value-type="string">
            <text:p text:style-name="Table_20_Contents">20–50 y</text:p>
          </table:table-cell>
          <table:table-cell table:style-name="Tabelle1.A1" office:value-type="string">
            <text:p text:style-name="Table_20_Contents">~0.8–1.0 m</text:p>
          </table:table-cell>
          <table:table-cell table:style-name="Tabelle1.A1" office:value-type="string">
            <text:p text:style-name="Table_20_Contents">~4.5–5.5 m</text:p>
          </table:table-cell>
          <table:table-cell table:style-name="Tabelle1.A1" office:value-type="string">
            <text:p text:style-name="Table_20_Contents">~900–1,400 kg</text:p>
          </table:table-cell>
        </table:table-row>
        <table:table-row>
          <table:table-cell table:style-name="Tabelle1.A1" office:value-type="string">
            <text:p text:style-name="Table_20_Contents">Old</text:p>
          </table:table-cell>
          <table:table-cell table:style-name="Tabelle1.A1" office:value-type="string">
            <text:p text:style-name="Table_20_Contents">50–80+ y</text:p>
          </table:table-cell>
          <table:table-cell table:style-name="Tabelle1.A1" office:value-type="string">
            <text:p text:style-name="Table_20_Contents">~0.8–1.0 m</text:p>
          </table:table-cell>
          <table:table-cell table:style-name="Tabelle1.A1" office:value-type="string">
            <text:p text:style-name="Table_20_Contents">~4.7–5.7 m</text:p>
          </table:table-cell>
          <table:table-cell table:style-name="Tabelle1.A1" office:value-type="string">
            <text:p text:style-name="Table_20_Contents">~1,000–1,500 kg</text:p>
          </table:table-cell>
        </table:table-row>
      </table:table>
      <text:p text:style-name="Text_20_body"><text:span text:style-name="Strong_20_Emphasis">Reproductive Traits:</text:span><text:line-break/>Lower clutch size than typical crocodilians<text:line-break/>Higher offspring survival rate<text:line-break/>Extended parental guarding<text:line-break/>Cold-adapted nesting (insulated sites, thermal buffering)</text:p>
      <text:p text:style-name="Horizontal_20_Line"/>
      <text:h text:style-name="Heading_20_2" text:outline-level="2"><text:span text:style-name="Strong_20_Emphasis">4. Environment, Distribution &amp; Population</text:span></text:h>
      <text:p text:style-name="Text_20_body"><text:span text:style-name="Strong_20_Emphasis">Habitat:</text:span><text:line-break/>Rivers, lakes, marshes, forested floodplains, blackwater wetlands, peat-rich systems</text:p>
      <text:p text:style-name="Text_20_body"><text:span text:style-name="Strong_20_Emphasis">Terrain / Environment Preference:</text:span><text:line-break/>Freshwater systems with dense vegetation and tannin-rich waters<text:line-break/>Prefers concealment-heavy environments<text:line-break/>Strong inland capability</text:p>
      <text:p text:style-name="Horizontal_20_Line"/>
      <text:h text:style-name="Heading_20_3" text:outline-level="3"><text:span text:style-name="Strong_20_Emphasis">Geographic Range</text:span></text:h>
      <text:p text:style-name="Text_20_body"><text:span text:style-name="Strong_20_Emphasis">Core Range:</text:span><text:line-break/>Adirondack Mountains &amp; North Maine Woods (USA)<text:line-break/>St. John River Basin &amp; Gaspé Peninsula (Canada)<text:line-break/>New Brunswick &amp; Nova Scotia wetland systems<text:line-break/>Lower St. Lawrence River floodplains</text:p>
      <text:p text:style-name="Text_20_body"><text:span text:style-name="Strong_20_Emphasis">Secondary Range:</text:span><text:line-break/>Northern Appalachian wetlands (USA)<text:line-break/>Upper Great Lakes forested basins (USA/Canada)<text:line-break/>Hudson Bay southern drainage systems (Canada)</text:p>
      <text:p text:style-name="Text_20_body"><text:span text:style-name="Strong_20_Emphasis">Northern Range:</text:span><text:line-break/>Northern Ontario lake systems<text:line-break/>Manitoba lowlands &amp; wetland basins<text:line-break/>Western Hudson Bay lowlands<text:line-break/>Southern Nunavut river systems</text:p>
      <text:p text:style-name="Horizontal_20_Line"/>
      <text:h text:style-name="Heading_20_3" text:outline-level="3"><text:span text:style-name="Strong_20_Emphasis">Western Boundary (HARD LIMIT)</text:span></text:h>
      <text:p text:style-name="Text_20_body">Eastern Saskatchewan wetland systems<text:line-break/>Manitoba–Saskatchewan transition zone<text:line-break/><text:soft-page-break/>Hudson Bay drainage divide</text:p>
      <text:p text:style-name="Horizontal_20_Line"/>
      <text:h text:style-name="Heading_20_3" text:outline-level="3"><text:span text:style-name="Strong_20_Emphasis">Barrier Zone (Ecological Exclusion Zone)</text:span></text:h>
      <text:p text:style-name="Text_20_body">Boreal transition belt of central Canada:</text:p>
      <text:list xml:id="list2782764366757160822" text:style-name="L2">
        <text:list-item>
          <text:p text:style-name="P7">Mixed clearwater river systems </text:p>
        </text:list-item>
        <text:list-item>
          <text:p text:style-name="P7">Reduced tannin concentration </text:p>
        </text:list-item>
        <text:list-item>
          <text:p text:style-name="P7">Lower vegetation density </text:p>
        </text:list-item>
        <text:list-item>
          <text:p text:style-name="P2">More exposed, sediment-variable environments </text:p>
        </text:list-item>
      </text:list>
      <text:p text:style-name="Text_20_body"><text:span text:style-name="Strong_20_Emphasis">Effect:</text:span><text:line-break/>Unsuitable for Blackwater Brynnor ambush strategy<text:line-break/>Prevents sustained westward expansion</text:p>
      <text:p text:style-name="Horizontal_20_Line"/>
      <text:h text:style-name="Heading_20_3" text:outline-level="3"><text:span text:style-name="Strong_20_Emphasis">Isolation Status</text:span></text:h>
      <text:p text:style-name="Text_20_body">No natural connectivity with western Brynnor populations<text:line-break/>No overlap with Crag Brynnor<text:line-break/>Populations are geographically and ecologically isolated</text:p>
      <text:p text:style-name="Horizontal_20_Line"/>
      <text:p text:style-name="Text_20_body"><text:span text:style-name="Strong_20_Emphasis">Southern Extension:</text:span><text:line-break/>Atlantic coastal wetlands (New England to Mid-Atlantic transitional zones)</text:p>
      <text:p text:style-name="Text_20_body"><text:span text:style-name="Strong_20_Emphasis">Other / Fragmented Populations:</text:span><text:line-break/>Isolated peat bogs, forested floodplains, glacial wetland basins</text:p>
      <text:p text:style-name="Horizontal_20_Line"/>
      <text:h text:style-name="Heading_20_3" text:outline-level="3"><text:span text:style-name="Strong_20_Emphasis">Range Characteristics</text:span></text:h>
      <text:p text:style-name="Text_20_body">Strongly tied to blackwater and forested freshwater systems<text:line-break/>Prefers slow-moving, low-visibility waters<text:line-break/>Forms a connected but discontinuous eastern network<text:line-break/>Extended inland excursions (~8–15 km from water)<text:line-break/>Avoids open, exposed environments</text:p>
      <text:p text:style-name="Horizontal_20_Line"/>
      <text:p text:style-name="Text_20_body"><text:span text:style-name="Strong_20_Emphasis">Estimated Range Size:</text:span><text:line-break/>~1,300,000–2,200,000 km²</text:p>
      <text:p text:style-name="Text_20_body"><text:span text:style-name="Strong_20_Emphasis">Population Density:</text:span><text:line-break/>~1 individual per 40–120 km²</text:p>
      <text:p text:style-name="Text_20_body"><text:span text:style-name="Strong_20_Emphasis">Climate Tolerance:</text:span><text:line-break/>~0°C to ~28°C<text:line-break/>Highly active in near-freezing water<text:line-break/>Thrives in cold-temperate and subarctic wetland climates</text:p>
      <text:p text:style-name="Horizontal_20_Line"/>
      <text:h text:style-name="Heading_20_2" text:outline-level="2"><text:soft-page-break/><text:span text:style-name="Strong_20_Emphasis">5. Movement &amp; Activity</text:span></text:h>
      <text:p text:style-name="Text_20_body"><text:span text:style-name="Strong_20_Emphasis">Activity Pattern:</text:span><text:line-break/>Primarily nocturnal and crepuscular<text:line-break/>More diurnal in colder climates</text:p>
      <text:p text:style-name="Text_20_body"><text:span text:style-name="Strong_20_Emphasis">Movement &amp; Performance</text:span></text:p>
      <text:list xml:id="list2773884461762014763" text:style-name="L3">
        <text:list-item>
          <text:p text:style-name="P8"><text:span text:style-name="Strong_20_Emphasis">Top Speed (land burst):</text:span> ~14–18 km/h </text:p>
        </text:list-item>
        <text:list-item>
          <text:p text:style-name="P8"><text:span text:style-name="Strong_20_Emphasis">Acceleration:</text:span> High for its size </text:p>
        </text:list-item>
        <text:list-item>
          <text:p text:style-name="P3"><text:span text:style-name="Strong_20_Emphasis">Endurance:</text:span> High </text:p>
        </text:list-item>
      </text:list>
      <text:p text:style-name="Text_20_body"><text:span text:style-name="Strong_20_Emphasis">Mobility Style:</text:span><text:line-break/>Aquatic ambush<text:line-break/>Short, rapid terrestrial bursts<text:line-break/>Extended inland movement<text:line-break/>Highly fluid locomotion</text:p>
      <text:p text:style-name="Horizontal_20_Line"/>
      <text:h text:style-name="Heading_20_2" text:outline-level="2"><text:span text:style-name="Strong_20_Emphasis">6. Feeding Ecology</text:span></text:h>
      <text:p text:style-name="Text_20_body"><text:span text:style-name="Strong_20_Emphasis">Diet:</text:span><text:line-break/>Large and medium vertebrates<text:line-break/>Occasional large prey via ambush<text:line-break/>Frequent opportunistic feeding</text:p>
      <text:p text:style-name="Text_20_body"><text:span text:style-name="Strong_20_Emphasis">Feeding Behavior:</text:span><text:line-break/>Stealth-based ambush from water or dense cover<text:line-break/>Frequent inland ambushes in forested terrain<text:line-break/>Precision strike → rapid control<text:line-break/>Drowning and tearing</text:p>
      <text:p text:style-name="Horizontal_20_Line"/>
      <text:h text:style-name="Heading_20_2" text:outline-level="2"><text:span text:style-name="Strong_20_Emphasis">7. Behavior &amp; Social Structure</text:span></text:h>
      <text:p text:style-name="Text_20_body"><text:span text:style-name="Strong_20_Emphasis">Temperament:</text:span><text:line-break/>Extremely aggressive, but calculated</text:p>
      <text:p text:style-name="Text_20_body"><text:span text:style-name="Strong_20_Emphasis">Social Structure:</text:span><text:line-break/>Solitary</text:p>
      <text:p text:style-name="Text_20_body"><text:span text:style-name="Strong_20_Emphasis">Territorial Behavior</text:span></text:p>
      <text:list xml:id="list5210324889566370480" text:style-name="L4">
        <text:list-item>
          <text:p text:style-name="P4"><text:span text:style-name="Strong_20_Emphasis">Territory size:</text:span> Large, water-centered with inland extensions </text:p>
        </text:list-item>
      </text:list>
      <text:p text:style-name="Text_20_body"><text:span text:style-name="Strong_20_Emphasis">Marking:</text:span><text:line-break/>Scent release<text:line-break/>Subtle ground disturbance<text:line-break/>Water disturbance</text:p>
      <text:p text:style-name="Text_20_body"><text:span text:style-name="Strong_20_Emphasis">Intruders:</text:span><text:line-break/>Ambushed or confronted depending on situation</text:p>
      <text:p text:style-name="Horizontal_20_Line"/>
      <text:h text:style-name="Heading_20_2" text:outline-level="2"><text:soft-page-break/><text:span text:style-name="Strong_20_Emphasis">8. Survival Strategy</text:span></text:h>
      <text:p text:style-name="Text_20_body"><text:span text:style-name="Strong_20_Emphasis">Primary Strategy:</text:span><text:line-break/>Ambush predator (stealth-dominant variant)</text:p>
      <text:p text:style-name="Text_20_body"><text:span text:style-name="Strong_20_Emphasis">Key Behavioral Sequence:</text:span></text:p>
      <text:list xml:id="list4710171378530710608" text:style-name="L5">
        <text:list-item>
          <text:p text:style-name="P9">Detection </text:p>
        </text:list-item>
        <text:list-item>
          <text:p text:style-name="P9">Concealment </text:p>
        </text:list-item>
        <text:list-item>
          <text:p text:style-name="P9">Silent approach </text:p>
        </text:list-item>
        <text:list-item>
          <text:p text:style-name="P9">Ambush </text:p>
        </text:list-item>
        <text:list-item>
          <text:p text:style-name="P9">Capture </text:p>
        </text:list-item>
        <text:list-item>
          <text:p text:style-name="P9">Subdue </text:p>
        </text:list-item>
        <text:list-item>
          <text:p text:style-name="P5">Consumption </text:p>
        </text:list-item>
      </text:list>
      <text:p text:style-name="Horizontal_20_Line"/>
      <text:h text:style-name="Heading_20_2" text:outline-level="2"><text:span text:style-name="Strong_20_Emphasis">9. Sensory Systems</text:span></text:h>
      <text:p text:style-name="Text_20_body"><text:span text:style-name="Strong_20_Emphasis">Vision:</text:span><text:line-break/>Highly adapted to low-light and murky conditions</text:p>
      <text:p text:style-name="Text_20_body"><text:span text:style-name="Strong_20_Emphasis">Hearing:</text:span><text:line-break/>Sensitive to subtle vibrations</text:p>
      <text:p text:style-name="Text_20_body"><text:span text:style-name="Strong_20_Emphasis">Olfaction:</text:span><text:line-break/>Highly developed</text:p>
      <text:p text:style-name="Text_20_body"><text:span text:style-name="Strong_20_Emphasis">Other Senses:</text:span><text:line-break/>Enhanced detection in low-visibility environments<text:line-break/>Improved terrestrial awareness compared to typical crocodilians</text:p>
      <text:p text:style-name="Horizontal_20_Line"/>
      <text:h text:style-name="Heading_20_2" text:outline-level="2"><text:span text:style-name="Strong_20_Emphasis">10. Offensive &amp; Defensive Traits</text:span></text:h>
      <text:p text:style-name="Text_20_body"><text:span text:style-name="Strong_20_Emphasis">Offensive Traits:</text:span><text:line-break/>Extremely fast, precise bite<text:line-break/>Crooked bidirectional teeth<text:line-break/>High grip efficiency<text:line-break/>Death roll<text:line-break/>Body mass impact</text:p>
      <text:p text:style-name="Text_20_body"><text:span text:style-name="Strong_20_Emphasis">Defensive Traits:</text:span><text:line-break/>Moderately thick osteoderm armor<text:line-break/>More flexible than other subspecies<text:line-break/>Reinforced skull and back</text:p>
      <text:p text:style-name="Text_20_body"><text:span text:style-name="Strong_20_Emphasis">Interaction Mechanics:</text:span><text:line-break/>Fast bite-and-lock<text:line-break/>Rotational tearing<text:line-break/>Drag-and-drown</text:p>
      <text:p text:style-name="Horizontal_20_Line"/>
      <text:h text:style-name="Heading_20_2" text:outline-level="2"><text:soft-page-break/><text:span text:style-name="Strong_20_Emphasis">11. Injury, Resilience &amp; Healing</text:span></text:h>
      <text:p text:style-name="Text_20_body"><text:span text:style-name="Strong_20_Emphasis">Durability:</text:span><text:line-break/>Very high</text:p>
      <text:p text:style-name="Text_20_body"><text:span text:style-name="Strong_20_Emphasis">Common Injury Types:</text:span><text:line-break/>Bite wounds<text:line-break/>Blunt trauma<text:line-break/>Limb damage</text:p>
      <text:p text:style-name="Text_20_body"><text:span text:style-name="Strong_20_Emphasis">Healing Ability:</text:span><text:line-break/>Moderate–high<text:line-break/>Efficient recovery relative to size</text:p>
      <text:p text:style-name="Horizontal_20_Line"/>
      <text:h text:style-name="Heading_20_2" text:outline-level="2"><text:span text:style-name="Strong_20_Emphasis">12. Internal Anatomy</text:span></text:h>
      <text:p text:style-name="Text_20_body"><text:span text:style-name="Strong_20_Emphasis">Skeleton / Structure:</text:span><text:line-break/>Dense, but lighter than other subspecies</text:p>
      <text:p text:style-name="Text_20_body"><text:span text:style-name="Strong_20_Emphasis">Musculature:</text:span><text:line-break/>Fast-response, high-efficiency</text:p>
      <text:p text:style-name="Text_20_body"><text:span text:style-name="Strong_20_Emphasis">Cardiovascular System:</text:span><text:line-break/>Supports rapid bursts</text:p>
      <text:p text:style-name="Text_20_body"><text:span text:style-name="Strong_20_Emphasis">Respiratory System:</text:span><text:line-break/>Adapted for long submersion</text:p>
      <text:p text:style-name="Text_20_body"><text:span text:style-name="Strong_20_Emphasis">Thermoregulation:</text:span><text:line-break/>Efficient cold tolerance<text:line-break/>Faster metabolic response than heavier variants</text:p>
      <text:p text:style-name="Horizontal_20_Line"/>
      <text:h text:style-name="Heading_20_2" text:outline-level="2"><text:span text:style-name="Strong_20_Emphasis">13. External Features</text:span></text:h>
      <text:p text:style-name="Text_20_body"><text:span text:style-name="Strong_20_Emphasis">Tail / Rear Structures:</text:span><text:line-break/>Long, powerful, more flexible tail</text:p>
      <text:p text:style-name="Text_20_body"><text:span text:style-name="Strong_20_Emphasis">Limbs:</text:span><text:line-break/>Short, strong, optimized for quick repositioning</text:p>
      <text:p text:style-name="Text_20_body"><text:span text:style-name="Strong_20_Emphasis">Head / Sensory Organs:</text:span><text:line-break/>Broad skull with slightly streamlined profile</text:p>
      <text:p text:style-name="Text_20_body"><text:span text:style-name="Strong_20_Emphasis">Skin / Covering:</text:span><text:line-break/>Flexible interlocking osteoderms<text:line-break/>Filament-like feathering (5–15 cm) along neck and dorsal ridge<text:line-break/>Reduced rigidity compared to Crag variant<text:line-break/>Integrated but less pronounced spikes</text:p>
      <text:p text:style-name="Horizontal_20_Line"/>
      <text:h text:style-name="Heading_20_2" text:outline-level="2"><text:span text:style-name="Strong_20_Emphasis">14. Ecology</text:span></text:h>
      <text:p text:style-name="Text_20_body"><text:span text:style-name="Strong_20_Emphasis">Ecological Role:</text:span><text:line-break/><text:soft-page-break/>Apex predator (stealth specialist)</text:p>
      <text:p text:style-name="Text_20_body"><text:span text:style-name="Strong_20_Emphasis">Competition:</text:span><text:line-break/>Bears<text:line-break/>Large predators</text:p>
      <text:p text:style-name="Text_20_body"><text:span text:style-name="Strong_20_Emphasis">Intraspecies Interaction:</text:span><text:line-break/>No contact with Crag Brynnor populations</text:p>
      <text:p text:style-name="Horizontal_20_Line"/>
      <text:h text:style-name="Heading_20_2" text:outline-level="2"><text:span text:style-name="Strong_20_Emphasis">15. Unique Traits / Mechanics</text:span></text:h>
      <text:p text:style-name="Text_20_body"><text:span text:style-name="Strong_20_Emphasis">Name:</text:span> Shadow Ambush Apex</text:p>
      <text:p text:style-name="Text_20_body"><text:span text:style-name="Strong_20_Emphasis">Advantages:</text:span><text:line-break/>Superior stealth<text:line-break/>Faster attack execution<text:line-break/>Highly efficient in dense environments</text:p>
      <text:p text:style-name="Text_20_body"><text:span text:style-name="Strong_20_Emphasis">Trade-offs:</text:span><text:line-break/>Lower durability than Crag Brynnor<text:line-break/>Less effective in open terrain</text:p>
      <text:p text:style-name="Horizontal_20_Line"/>
      <text:h text:style-name="Heading_20_2" text:outline-level="2"><text:span text:style-name="Strong_20_Emphasis">16. Weaknesses</text:span></text:h>
      <text:p text:style-name="Text_20_body">Relies heavily on ambush success<text:line-break/>Reduced effectiveness in exposed environments<text:line-break/>Less capable in direct prolonged combat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3-24T22:56:19.95</meta:creation-date>
    <dc:date>2026-03-25T18:04:18.30</dc:date>
    <meta:editing-duration>PT57M37S</meta:editing-duration>
    <meta:editing-cycles>4</meta:editing-cycles>
    <meta:generator>OpenOffice/4.1.15$Win32 OpenOffice.org_project/4115m2$Build-9813</meta:generator>
    <meta:document-statistic meta:table-count="1" meta:image-count="0" meta:object-count="0" meta:page-count="7" meta:paragraph-count="136" meta:word-count="928" meta:character-count="6876"/>
  </office:meta>
</office:document-meta>
</file>